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19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1in"/>
    </style:style>
    <style:style style:name="co5" style:family="table-column">
      <style:table-column-properties fo:break-before="auto" style:column-width="2.8673in"/>
    </style:style>
    <style:style style:name="co6" style:family="table-column">
      <style:table-column-properties fo:break-before="auto" style:column-width="1.1638in"/>
    </style:style>
    <style:style style:name="co7" style:family="table-column">
      <style:table-column-properties fo:break-before="auto" style:column-width="1.4181in"/>
    </style:style>
    <style:style style:name="co8" style:family="table-column">
      <style:table-column-properties fo:break-before="auto" style:column-width="1.9256in"/>
    </style:style>
    <style:style style:name="co9" style:family="table-column">
      <style:table-column-properties fo:break-before="auto" style:column-width="1.111in"/>
    </style:style>
    <style:style style:name="co10" style:family="table-column">
      <style:table-column-properties fo:break-before="auto" style:column-width="1.5339in"/>
    </style:style>
    <style:style style:name="co11" style:family="table-column">
      <style:table-column-properties fo:break-before="auto" style:column-width="2.24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jection" table:style-name="ta1">
        <table:shapes>
          <draw:frame draw:z-index="0" draw:style-name="gr1" draw:text-style-name="P1" svg:width="6.2988in" svg:height="3.5429in" svg:x="10.5098in" svg:y="2.0858in">
            <draw:object draw:notify-on-update-of-ranges="Injection.G19:Injection.G23 Injection.H19:Injection.H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e électrique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ortie sur 5 ans</text:p>
          </table:table-cell>
          <table:table-cell table:formula="of:=[.B1]/([.H6]*5)" office:value-type="float" office:value="4.16666666666667" calcext:value-type="float">
            <text:p>4.1666666667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opérate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24 heures par jours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5 jours par sema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W</text:p>
          </table:table-cell>
          <table:table-cell table:style-name="ce1" office:value-type="string" calcext:value-type="string">
            <text:p>A confirmer</text:p>
          </table:table-cell>
          <table:table-cell table:number-columns-repeated="2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  <table:table-cell table:formula="of:=220*0.8*24" office:value-type="float" office:value="4224" calcext:value-type="float">
            <text:p>4224</text:p>
          </table:table-cell>
        </table:table-row>
        <table:table-row table:style-name="ro2">
          <table:table-cell office:value-type="string" calcext:value-type="string">
            <text:p>Prix au Kw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6]*[.B7]" office:value-type="float" office:value="1" calcext:value-type="float">
            <text:p>1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Moule</text:p>
          </table:table-cell>
          <table:table-cell office:value-type="float" office:value="20000" calcext:value-type="float">
            <text:p>20000</text:p>
          </table:table-cell>
          <table:table-cell table:style-name="ce1" office:value-type="string" calcext:value-type="string">
            <text:p>A confirmer</text:p>
          </table:table-cell>
        </table:table-row>
        <table:table-row table:style-name="ro1">
          <table:table-cell office:value-type="string" calcext:value-type="string">
            <text:p>Temps de cycle (change selon la pièc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condes</text:p>
          </table:table-cell>
          <table:table-cell table:number-columns-repeated="3"/>
          <table:table-cell office:value-type="string" calcext:value-type="string">
            <text:p>Pièces par moule</text:p>
          </table:table-cell>
          <table:table-cell office:value-type="float" office:value="500000" calcext:value-type="float">
            <text:p>500000</text:p>
          </table:table-cell>
          <table:table-cell table:style-name="ce1"/>
        </table:table-row>
        <table:table-row table:style-name="ro1">
          <table:table-cell office:value-type="string" calcext:value-type="string">
            <text:p>Couts électricité + opérateur + blabla</text:p>
          </table:table-cell>
          <table:table-cell table:style-name="ce1" table:formula="of:=([.B11]/3600)*([.B2]+[.B3]+[.B8])" office:value-type="float" office:value="0.062037037037037" calcext:value-type="float">
            <text:p>0.06203703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Prix par pièce (outillage)</text:p>
          </table:table-cell>
          <table:table-cell table:style-name="ce1" table:formula="of:=[.H10]/[.H11]" office:value-type="float" office:value="0.04" calcext:value-type="float">
            <text:p>0.04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1">
          <table:table-cell office:value-type="string" calcext:value-type="string">
            <text:p>Matiè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F/k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ids de la piè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table:formula="of:=[.B3]+[.B2]+[.B8]" office:value-type="float" office:value="11.1666666666667" calcext:value-type="float">
            <text:p>11.1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x de la matière</text:p>
          </table:table-cell>
          <table:table-cell table:style-name="ce1" table:formula="of:=[.B16]*[.B17]/1000" office:value-type="float" office:value="0.275" calcext:value-type="float">
            <text:p>0.275</text:p>
          </table:table-cell>
          <table:table-cell office:value-type="string" calcext:value-type="string">
            <text:p>CHF/Piè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([.B11]/3600)*[.B3]" office:value-type="float" office:value="0.0333333333333333" calcext:value-type="float">
            <text:p>0.0333333333</text:p>
          </table:table-cell>
          <table:table-cell office:value-type="string" calcext:value-type="string">
            <text:p>CHF/pièc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mortissement machine</text:p>
          </table:table-cell>
          <table:table-cell table:formula="of:=([.B$11]/3600)*[.B2]" office:value-type="float" office:value="0.0231481481481481" calcext:value-type="float">
            <text:p>0.023148148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([.B$11]/3600)*[.B8]" office:value-type="float" office:value="0.00555555555555556" calcext:value-type="float">
            <text:p>0.005555555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utillage</text:p>
          </table:table-cell>
          <table:table-cell table:formula="of:=[.H13]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B12]+[.B18]+[.H13]" office:value-type="float" office:value="0.377037037037037" calcext:value-type="float">
            <text:p>0.377037037</text:p>
          </table:table-cell>
          <table:table-cell office:value-type="string" calcext:value-type="string">
            <text:p>CHF/pièce</text:p>
          </table:table-cell>
          <table:table-cell table:number-columns-repeated="3"/>
          <table:table-cell office:value-type="string" calcext:value-type="string">
            <text:p>Matière</text:p>
          </table:table-cell>
          <table:table-cell table:formula="of:=[.B18]" office:value-type="float" office:value="0.275" calcext:value-type="float">
            <text:p>0.275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table:formula="of:=SUM([.H19:.H23])" office:value-type="float" office:value="0.377037037037037" calcext:value-type="float">
            <text:p>0.377037037</text:p>
          </table:table-cell>
          <table:table-cell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DS" table:style-name="ta1">
        <table:shapes>
          <draw:frame draw:z-index="0" draw:style-name="gr1" draw:text-style-name="P1" svg:width="6.2988in" svg:height="3.5429in" svg:x="10.3854in" svg:y="2.0311in">
            <draw:object draw:notify-on-update-of-ranges="LDS.G14:LDS.G16 LDS.H14:LDS.H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chine (LPKF Microline 160i)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CHF</text:p>
          </table:table-cell>
          <table:table-cell table:number-columns-repeated="6"/>
          <table:table-cell office:value-type="string" calcext:value-type="string">
            <text:p>24 heures par jours</text:p>
          </table:table-cell>
          <table:table-cell/>
        </table:table-row>
        <table:table-row table:style-name="ro1">
          <table:table-cell office:value-type="string" calcext:value-type="string">
            <text:p>Amortie sur 5 ans</text:p>
          </table:table-cell>
          <table:table-cell table:style-name="ce1" table:formula="of:=[.B1]/(5*[.K3])" office:value-type="float" office:value="7.05128205128205" calcext:value-type="float">
            <text:p>7.0512820513</text:p>
          </table:table-cell>
          <table:table-cell office:value-type="string" calcext:value-type="string">
            <text:p>CHF/heure</text:p>
          </table:table-cell>
          <table:table-cell table:number-columns-repeated="6"/>
          <table:table-cell office:value-type="string" calcext:value-type="string">
            <text:p>5 jours par semain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au Kw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5]*[.B6]" office:value-type="float" office:value="0.5" calcext:value-type="float">
            <text:p>0.5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Opérat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Temps de cycle</text:p>
          </table:table-cell>
          <table:table-cell table:formula="of:=[.B33]" office:value-type="float" office:value="29.375" calcext:value-type="float">
            <text:p>29.375</text:p>
          </table:table-cell>
          <table:table-cell office:value-type="string" calcext:value-type="string">
            <text:p>seconde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([.B11]/3600)*([.B7]+[.B2]+[.B9])" office:value-type="float" office:value="0.551199697293447" calcext:value-type="float">
            <text:p>0.5511996973</text:p>
          </table:table-cell>
          <table:table-cell table:number-columns-repeated="5"/>
          <table:table-cell office:value-type="string" calcext:value-type="string">
            <text:p>CHF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[.B11]/3600*[.B9]" office:value-type="float" office:value="0.489583333333333" calcext:value-type="float">
            <text:p>0.4895833333</text:p>
          </table:table-cell>
          <table:table-cell table:formula="of:=100*[.H14]/[.H$18]" office:value-type="float" office:value="88.8214082368571" calcext:value-type="float">
            <text:p>88.821408236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[.B11]/3600*[.B7]" office:value-type="float" office:value="0.00407986111111111" calcext:value-type="float">
            <text:p>0.0040798611</text:p>
          </table:table-cell>
          <table:table-cell table:formula="of:=100*[.H15]/[.H$18]" office:value-type="float" office:value="0.740178401973809" calcext:value-type="float">
            <text:p>0.7401784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achine</text:p>
          </table:table-cell>
          <table:table-cell table:formula="of:=[.B11]/3600*[.B2]" office:value-type="float" office:value="0.0575365028490029" calcext:value-type="float">
            <text:p>0.0575365028</text:p>
          </table:table-cell>
          <table:table-cell table:formula="of:=100*[.H16]/[.H$18]" office:value-type="float" office:value="10.4384133611691" calcext:value-type="float">
            <text:p>10.4384133612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table:formula="of:=SUM([.H14:.H16])" office:value-type="float" office:value="0.551199697293447" calcext:value-type="float">
            <text:p>0.551199697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 table:number-rows-repeated="4">
          <table:table-cell table:number-columns-repeated="11"/>
        </table:table-row>
        <table:table-row table:style-name="ro2">
          <table:table-cell office:value-type="string" calcext:value-type="string">
            <text:p>Vitesse du laser (mm/s)</text:p>
          </table:table-cell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amètre du laser (um)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rface par seconde (mm^2/s)</text:p>
          </table:table-cell>
          <table:table-cell table:formula="of:=[.B24]*([.B25]/1000)" office:value-type="float" office:value="320" calcext:value-type="float">
            <text:p>32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rface du MID (mm²)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ps</text:p>
          </table:table-cell>
          <table:table-cell table:formula="of:=[.B27]/[.B26]" office:value-type="float" office:value="9.375" calcext:value-type="float">
            <text:p>9.37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ps de positionnement (par orientation)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mbre d'orientation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ps de mise en place, retrait et inspection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[.B30]*[.B29]+[.B31]+[.B28]" office:value-type="float" office:value="29.375" calcext:value-type="float">
            <text:p>29.375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étallisation" table:style-name="ta1">
        <table:table-column table:style-name="co8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uche</text:p>
          </table:table-cell>
          <table:table-cell table:style-name="ce1" office:value-type="string" calcext:value-type="string">
            <text:p>Prix</text:p>
          </table:table-cell>
          <table:table-cell/>
          <table:table-cell table:style-name="ce1" office:value-type="string" calcext:value-type="string">
            <text:p>Masse volumique</text:p>
          </table:table-cell>
          <table:table-cell/>
          <table:table-cell table:style-name="ce1" office:value-type="string" calcext:value-type="string">
            <text:p>Epaisseur [um]</text:p>
          </table:table-cell>
          <table:table-cell office:value-type="string" calcext:value-type="string">
            <text:p>Coût par mm^2</text:p>
          </table:table-cell>
          <table:table-cell/>
        </table:table-row>
        <table:table-row table:style-name="ro1">
          <table:table-cell office:value-type="string" calcext:value-type="string">
            <text:p>Cuivre métalliq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F/KG</text:p>
          </table:table-cell>
          <table:table-cell table:formula="of:=8.9/1000" office:value-type="float" office:value="0.0089" calcext:value-type="float">
            <text:p>0.0089</text:p>
          </table:table-cell>
          <table:table-cell office:value-type="string" calcext:value-type="string">
            <text:p>g/mm^3</text:p>
          </table:table-cell>
          <table:table-cell office:value-type="float" office:value="6" calcext:value-type="float">
            <text:p>6</text:p>
          </table:table-cell>
          <table:table-cell table:formula="of:=([.F2]/1000)*[.D2]*([.B2]/1000)" office:value-type="float" office:value="0.00000534" calcext:value-type="float">
            <text:p>0.00000534</text:p>
          </table:table-cell>
          <table:table-cell table:formula="of:=100*100*100*[.G2]"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Nickel Chimiqu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8.9/1000" office:value-type="float" office:value="0.0089" calcext:value-type="float">
            <text:p>0.0089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F3]/1000)*[.D3]*([.B3]/1000)" office:value-type="float" office:value="0.00000534" calcext:value-type="float">
            <text:p>0.00000534</text:p>
          </table:table-cell>
          <table:table-cell table:formula="of:=100*100*100*[.G3]"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Or chimique</text:p>
          </table:table-cell>
          <table:table-cell office:value-type="float" office:value="175000" calcext:value-type="float">
            <text:p>175000</text:p>
          </table:table-cell>
          <table:table-cell/>
          <table:table-cell table:formula="of:=19.3/1000" office:value-type="float" office:value="0.0193" calcext:value-type="float">
            <text:p>0.0193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([.F4]/1000)*[.D4]*([.B4]/1000)" office:value-type="float" office:value="0.000168875" calcext:value-type="float">
            <text:p>0.000168875</text:p>
          </table:table-cell>
          <table:table-cell table:formula="of:=100*100*100*[.G4]" office:value-type="float" office:value="168.875" calcext:value-type="float">
            <text:p>168.875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Matériaux</text:p>
          </table:table-cell>
          <table:table-cell table:formula="of:=3000*SUM([.G2:.G4])" office:value-type="float" office:value="0.538665" calcext:value-type="float">
            <text:p>0.538665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e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Opérateur</text:p>
          </table:table-cell>
          <table:table-cell table:formula="of:=(40*[.G7])" office:value-type="float" office:value="80" calcext:value-type="float">
            <text:p>8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Machine</text:p>
          </table:table-cell>
          <table:table-cell table:formula="of:=[.B17]*[.G7]" office:value-type="float" office:value="64.1025641025641" calcext:value-type="float">
            <text:p>64.1025641026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iece par rack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5]+([.G8]+[.G9])/[.G10]" office:value-type="float" office:value="0.89892141025641" calcext:value-type="float">
            <text:p>0.8989214103</text:p>
          </table:table-cell>
          <table:table-cell/>
        </table:table-row>
        <table:table-row table:style-name="ro2" table:number-rows-repeated="4">
          <table:table-cell table:number-columns-repeated="8"/>
        </table:table-row>
        <table:table-row table:style-name="ro2">
          <table:table-cell office:value-type="string" calcext:value-type="string">
            <text:p>Machine à métalliser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ortissement sur 5 ans</text:p>
          </table:table-cell>
          <table:table-cell table:formula="of:=[.B16]/(6240*5)" office:value-type="float" office:value="32.0512820512821" calcext:value-type="float">
            <text:p>32.0512820513</text:p>
          </table:table-cell>
          <table:table-cell table:number-columns-repeated="6"/>
        </table:table-row>
      </table:table>
      <table:table table:name="Récapitulatif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jection</text:p>
          </table:table-cell>
          <table:table-cell table:formula="of:=[Injection.B23]" office:value-type="float" office:value="0.377037037037037" calcext:value-type="float">
            <text:p>0.377037037</text:p>
          </table:table-cell>
        </table:table-row>
        <table:table-row table:style-name="ro1">
          <table:table-cell office:value-type="string" calcext:value-type="string">
            <text:p>LDS</text:p>
          </table:table-cell>
          <table:table-cell table:formula="of:=[LDS.B13]" office:value-type="float" office:value="0.551199697293447" calcext:value-type="float">
            <text:p>0.5511996973</text:p>
          </table:table-cell>
        </table:table-row>
        <table:table-row table:style-name="ro2">
          <table:table-cell office:value-type="string" calcext:value-type="string">
            <text:p>Métallisation</text:p>
          </table:table-cell>
          <table:table-cell table:formula="of:=[Métallisation.G11]" office:value-type="float" office:value="0.89892141025641" calcext:value-type="float">
            <text:p>0.8989214103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/>
          <table:table-cell table:formula="of:=SUM([.B1:.B3])" office:value-type="float" office:value="1.82715814458689" calcext:value-type="float">
            <text:p>1.8271581446</text:p>
          </table:table-cell>
        </table:table-row>
      </table:table>
      <table:table table:name="PCB" table:style-name="ta1">
        <table:shapes>
          <draw:frame draw:z-index="0" draw:style-name="gr1" draw:text-style-name="P1" svg:width="6.2988in" svg:height="3.5429in" svg:x="6.3795in" svg:y="0.8118in">
            <draw:object draw:notify-on-update-of-ranges="PCB.A25:PCB.A26 PCB.B25:PCB.B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Prog Mach</text:p>
          </table:table-cell>
          <table:table-cell table:formula="of:=0.8*10/500" office:value-type="float" office:value="0.016" calcext:value-type="float">
            <text:p>0.016</text:p>
          </table:table-cell>
        </table:table-row>
        <table:table-row table:style-name="ro2">
          <table:table-cell office:value-type="string" calcext:value-type="string">
            <text:p>Prep Substrat</text:p>
          </table:table-cell>
          <table:table-cell table:formula="of:=17.3/4" office:value-type="float" office:value="4.325" calcext:value-type="float">
            <text:p>4.325</text:p>
          </table:table-cell>
        </table:table-row>
        <table:table-row table:style-name="ro1">
          <table:table-cell office:value-type="string" calcext:value-type="string">
            <text:p>Laminage résine</text:p>
          </table:table-cell>
          <table:table-cell table:formula="of:=14/3" office:value-type="float" office:value="4.66666666666667" calcext:value-type="float">
            <text:p>4.6666666667</text:p>
          </table:table-cell>
        </table:table-row>
        <table:table-row table:style-name="ro2">
          <table:table-cell office:value-type="string" calcext:value-type="string">
            <text:p>Insolation</text:p>
          </table:table-cell>
          <table:table-cell table:formula="of:=75/4" office:value-type="float" office:value="18.75" calcext:value-type="float">
            <text:p>18.75</text:p>
          </table:table-cell>
        </table:table-row>
        <table:table-row table:style-name="ro2">
          <table:table-cell office:value-type="string" calcext:value-type="string">
            <text:p>Dev res</text:p>
          </table:table-cell>
          <table:table-cell table:formula="of:=2.5/3" office:value-type="float" office:value="0.833333333333333" calcext:value-type="float">
            <text:p>0.8333333333</text:p>
          </table:table-cell>
        </table:table-row>
        <table:table-row table:style-name="ro2">
          <table:table-cell office:value-type="string" calcext:value-type="string">
            <text:p>Gravure</text:p>
          </table:table-cell>
          <table:table-cell table:formula="of:=8.7/2" office:value-type="float" office:value="4.35" calcext:value-type="float">
            <text:p>4.35</text:p>
          </table:table-cell>
        </table:table-row>
        <table:table-row table:style-name="ro2">
          <table:table-cell office:value-type="string" calcext:value-type="string">
            <text:p>Masque</text:p>
          </table:table-cell>
          <table:table-cell table:formula="of:=3.1"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Soldermask</text:p>
          </table:table-cell>
          <table:table-cell table:formula="of:=4.3/2" office:value-type="float" office:value="2.15" calcext:value-type="float">
            <text:p>2.15</text:p>
          </table:table-cell>
        </table:table-row>
        <table:table-row table:style-name="ro2">
          <table:table-cell office:value-type="string" calcext:value-type="string">
            <text:p>NiAu</text:p>
          </table:table-cell>
          <table:table-cell office:value-type="float" office:value="15.1" calcext:value-type="float">
            <text:p>15.1</text:p>
          </table:table-cell>
        </table:table-row>
        <table:table-row table:style-name="ro2">
          <table:table-cell office:value-type="string" calcext:value-type="string">
            <text:p>Fraisage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Controle visu</text:p>
          </table:table-cell>
          <table:table-cell table:formula="of:=62.2/4" office:value-type="float" office:value="15.55" calcext:value-type="float">
            <text:p>15.55</text:p>
          </table:table-cell>
        </table:table-row>
        <table:table-row table:style-name="ro2">
          <table:table-cell office:value-type="string" calcext:value-type="string">
            <text:p>Contacts</text:p>
          </table:table-cell>
          <table:table-cell table:formula="of:=6.2/2"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Infrastructures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Matière</text:p>
          </table:table-cell>
          <table:table-cell table:formula="of:=(53/2)" office:value-type="float" office:value="26.5" calcext:value-type="float">
            <text:p>26.5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1:.B14])*1.5*1.5" office:value-type="float" office:value="312.84225" calcext:value-type="float">
            <text:p>312.84225</text:p>
          </table:table-cell>
        </table:table-row>
        <table:table-row table:style-name="ro2">
          <table:table-cell office:value-type="string" calcext:value-type="string">
            <text:p>En francs</text:p>
          </table:table-cell>
          <table:table-cell table:formula="of:=ROUND([.B16]/100;2)" office:value-type="float" office:value="3.13" calcext:value-type="float">
            <text:p>3.13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Composant + assemblage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Boitier injecté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ssemblage</text:p>
          </table:table-cell>
          <table:table-cell table:formula="of:=1/6" office:value-type="float" office:value="0.166666666666667" calcext:value-type="float">
            <text:p>0.166666666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CB</text:p>
          </table:table-cell>
          <table:table-cell table:formula="of:=[.B17]+SUM([.B21:.B23])" office:value-type="float" office:value="3.99666666666667" calcext:value-type="float">
            <text:p>3.9966666667</text:p>
          </table:table-cell>
        </table:table-row>
        <table:table-row table:style-name="ro2">
          <table:table-cell office:value-type="string" calcext:value-type="string">
            <text:p>MID</text:p>
          </table:table-cell>
          <table:table-cell table:formula="of:=ROUND([Récapitulatif.B6]; 2)" office:value-type="float" office:value="1.83" calcext:value-type="float">
            <text:p>1.8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formula="of:=[.B25]/[.B26]" office:value-type="float" office:value="2.183970856102" calcext:value-type="float">
            <text:p>2.1839708561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 style:data-style-name="N2" text:time-value="0000-00-00T00:00:04.201872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Albertelli</meta:initial-creator>
    <meta:creation-date>2013-11-25T15:50:19.163676520</meta:creation-date>
    <dc:date>2013-12-04T17:46:09.651121240</dc:date>
    <dc:creator>Antoine Albertelli</dc:creator>
    <meta:editing-duration>PT7H29M44S</meta:editing-duration>
    <meta:editing-cycles>43</meta:editing-cycles>
    <meta:generator>LibreOffice/4.1.3.2$Linux_X86_64 LibreOffice_project/410m0$Build-2</meta:generator>
    <meta:document-statistic meta:table-count="5" meta:cell-count="2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outs</text:p>
        </chart:title>
        <chart:subtitle svg:x="7.189cm" svg:y="1.275cm" chart:style-name="ch3">
          <text:p>Injection</text:p>
        </chart:subtitle>
        <chart:legend chart:legend-position="end" svg:x="11.514cm" svg:y="3.205cm" style:legend-expansion="high" chart:style-name="ch4"/>
        <chart:plot-area chart:style-name="ch5" table:cell-range-address="Injection.G19:Injection.H23" chart:data-source-has-labels="column" svg:x="0.32cm" svg:y="2.138cm" svg:width="10.874cm" svg:height="6.682cm">
          <chartooo:coordinate-region svg:x="2.417cm" svg:y="2.139cm" svg:width="6.681cm" svg:height="6.681cm"/>
          <chart:axis chart:dimension="x" chart:name="primary-x" chart:style-name="ch6" chartooo:axis-type="auto">
            <chartooo:date-scale/>
            <chart:categories table:cell-range-address="Injection.G19:Injection.G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Injection.H19:Injection.H2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Injection.G19:Injection.G23</svg:desc>
                </draw:g>
              </table:table-cell>
              <table:table-cell office:value-type="float" office:value="0.0333333333333333">
                <text:p>0.0333333333333333</text:p>
                <draw:g>
                  <svg:desc>Injection.H19:Injection.H23</svg:desc>
                </draw:g>
              </table:table-cell>
            </table:table-row>
            <table:table-row>
              <table:table-cell office:value-type="string">
                <text:p>Amortissement machine</text:p>
              </table:table-cell>
              <table:table-cell office:value-type="float" office:value="0.0231481481481481">
                <text:p>0.0231481481481481</text:p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555555555555556">
                <text:p>0.00555555555555556</text:p>
              </table:table-cell>
            </table:table-row>
            <table:table-row>
              <table:table-cell office:value-type="string">
                <text:p>Outillage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atière</text:p>
              </table:table-cell>
              <table:table-cell office:value-type="float" office:value="0.275">
                <text:p>0.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ôuts</text:p>
        </chart:title>
        <chart:subtitle svg:x="5.866cm" svg:y="1.275cm" chart:style-name="ch3">
          <text:p>Laser Direct Structuring</text:p>
        </chart:subtitle>
        <chart:legend chart:legend-position="end" svg:x="13.684cm" svg:y="3.703cm" style:legend-expansion="high" chart:style-name="ch4"/>
        <chart:plot-area chart:style-name="ch5" table:cell-range-address="LDS.G14:LDS.H16" chart:data-source-has-labels="column" svg:x="0.32cm" svg:y="2.138cm" svg:width="13.044cm" svg:height="6.682cm">
          <chartooo:coordinate-region svg:x="3.501cm" svg:y="2.139cm" svg:width="6.681cm" svg:height="6.681cm"/>
          <chart:axis chart:dimension="x" chart:name="primary-x" chart:style-name="ch6" chartooo:axis-type="auto">
            <chartooo:date-scale/>
            <chart:categories table:cell-range-address="LDS.G14:LDS.G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DS.H14:LDS.H16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LDS.G14:LDS.G16</svg:desc>
                </draw:g>
              </table:table-cell>
              <table:table-cell office:value-type="float" office:value="0.489583333333333">
                <text:p>0.489583333333333</text:p>
                <draw:g>
                  <svg:desc>LDS.H14:LDS.H16</svg:desc>
                </draw:g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407986111111111">
                <text:p>0.00407986111111111</text:p>
              </table:table-cell>
            </table:table-row>
            <table:table-row>
              <table:table-cell office:value-type="string">
                <text:p>Machine</text:p>
              </table:table-cell>
              <table:table-cell office:value-type="float" office:value="0.0575365028490029">
                <text:p>0.05753650284900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8cm" svg:y="4.201cm" style:legend-expansion="high" chart:style-name="ch2"/>
        <chart:plot-area chart:style-name="ch3" table:cell-range-address="PCB.A25:PCB.B26" chart:data-source-has-labels="column" svg:x="0.77cm" svg:y="0.855cm" svg:width="12.168cm" svg:height="7.545cm">
          <chartooo:coordinate-region svg:x="1.471cm" svg:y="1.054cm" svg:width="11.467cm" svg:height="6.699cm"/>
          <chart:axis chart:dimension="x" chart:name="primary-x" chart:style-name="ch4" chartooo:axis-type="auto">
            <chartooo:date-scale/>
            <chart:categories table:cell-range-address="PCB.A25:PCB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CB.B25:PCB.B26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PCB</text:p>
                <draw:g>
                  <svg:desc>PCB.A25:PCB.A26</svg:desc>
                </draw:g>
              </table:table-cell>
              <table:table-cell office:value-type="float" office:value="3.99666666666667">
                <text:p>3.99666666666667</text:p>
                <draw:g>
                  <svg:desc>PCB.B25:PCB.B26</svg:desc>
                </draw:g>
              </table:table-cell>
            </table:table-row>
            <table:table-row>
              <table:table-cell office:value-type="string">
                <text:p>MID</text:p>
              </table:table-cell>
              <table:table-cell office:value-type="float" office:value="1.83">
                <text:p>1.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